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923c" officeooo:paragraph-rsid="000e923c" style:font-weight-asian="bold" style:font-weight-complex="bold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Calibri Light" fo:font-size="10pt" fo:font-weight="bold" officeooo:rsid="000e923c" officeooo:paragraph-rsid="000e923c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 Light" fo:font-size="10pt" fo:font-weight="bold" officeooo:rsid="000e923c" officeooo:paragraph-rsid="000e923c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Calibri Light" fo:font-size="10.5pt" fo:font-weight="bold" officeooo:rsid="000e923c" officeooo:paragraph-rsid="001031fe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Calibri Light" fo:font-size="10.5pt" fo:font-weight="bold" officeooo:rsid="000e923c" officeooo:paragraph-rsid="00111d2f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Calibri Light" fo:font-size="10.5pt" fo:font-weight="bold" officeooo:rsid="00111d2f" officeooo:paragraph-rsid="001031fe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Calibri Light" fo:font-size="10.5pt" fo:font-weight="bold" officeooo:rsid="00111d2f" officeooo:paragraph-rsid="00111d2f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 Light1" fo:font-weight="bold" officeooo:rsid="000e923c" officeooo:paragraph-rsid="000e923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 Light1" fo:font-weight="bold" officeooo:rsid="000e923c" officeooo:paragraph-rsid="000e923c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 Light1" fo:font-size="13pt" fo:font-weight="bold" officeooo:rsid="000e923c" officeooo:paragraph-rsid="000e923c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Calibri Light" fo:font-size="12pt" fo:font-weight="bold" officeooo:rsid="000e9ed7" officeooo:paragraph-rsid="000e9ed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Calibri Light" fo:font-size="10.5pt" fo:font-weight="normal" officeooo:rsid="00111d2f" officeooo:paragraph-rsid="00111d2f" style:font-size-asian="10.5pt" style:font-weight-asian="normal" style:font-size-complex="10.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9ed7" style:font-weight-asian="normal" style:font-weight-complex="normal"/>
    </style:style>
    <style:style style:name="T3" style:family="text">
      <style:text-properties fo:font-weight="normal" officeooo:rsid="001031fe" style:font-weight-asian="normal" style:font-weight-complex="normal"/>
    </style:style>
    <style:style style:name="T4" style:family="text">
      <style:text-properties fo:font-weight="normal" officeooo:rsid="00111d2f" style:font-weight-asian="normal" style:font-weight-complex="normal"/>
    </style:style>
    <style:style style:name="T5" style:family="text">
      <style:text-properties officeooo:rsid="000e9ed7"/>
    </style:style>
    <style:style style:name="T6" style:family="text">
      <style:text-properties officeooo:rsid="001031fe"/>
    </style:style>
    <style:style style:name="T7" style:family="text">
      <style:text-properties officeooo:rsid="00111d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nsultas SQL</text:p>
      <text:p text:style-name="P8"/>
      <text:p text:style-name="P9"><text:span text:style-name="T1">Realiza las siguientes consultas SQL en la base de datos POKEMON_GO</text:span> </text:p>
      <text:p text:style-name="P1"/>
      <text:p text:style-name="P2">CREATE DATABASE POKEMON_GO;<text:line-break/>USE POKEMON_GO;<text:line-break/><text:line-break/>CREATE TABLE POKEMON (<text:line-break/><text:tab/>ID int primary key not null,<text:line-break/> <text:s text:c="3"/><text:tab/>Nombre varchar(15),<text:line-break/> <text:s text:c="3"/><text:tab/>Tipo enum("ROCA","TIERRA","PLANTA"),<text:line-break/> <text:s text:c="3"/><text:tab/>Altura decimal(4,2),<text:line-break/> <text:s text:c="3"/><text:tab/>Edad decimal (3,0),<text:line-break/> <text:s text:c="3"/><text:tab/>Fecha_nac DATE<text:line-break/>);<text:line-break/><text:line-break/>INSERT INTO POKEMON VALUES<text:line-break/><text:tab/>(1, 'JON', 'TIERRA', '1.20', '123', '2001-12-30'),<text:line-break/><text:tab/>(2,'MARCOS', 'TIERRA', '1.40', '11', '2012-10-18'),<text:line-break/><text:tab/>(3, 'CELIA', 'PLANTA', '1.00', '29', '2000-02-02'),<text:line-break/><text:tab/>(4, 'JUANMA', 'ROCA', '2.15', '32', '1999-01-01'),<text:line-break/><text:tab/>(5, 'JAVIER', 'TIERRA', '0.90', '2', '2002-07-12'),<text:line-break/><text:tab/>(6, 'CARMEN', 'PLANTA', '2.42', '14', '1997-03-27');</text:p>
      <text:p text:style-name="P3"/>
      <text:p text:style-name="P11"/>
      <text:p text:style-name="P11"/>
      <text:p text:style-name="P5"><text:span text:style-name="T5">Ejercicio 1.- </text:span><text:span text:style-name="T1">Muestra todos los datos de la tabla POKEMON.</text:span><text:line-break/><text:line-break/><text:span text:style-name="T5">Ejercicio 2.- </text:span><text:span text:style-name="T1">Muestra todos los nombres de los pokemon.</text:span><text:line-break/><text:line-break/><text:span text:style-name="T5">Ejercicio 3.- </text:span><text:span text:style-name="T1">Muestra todos los nombres de los pokemon junto a su edad.</text:span><text:line-break/><text:line-break/><text:span text:style-name="T5">Ejercicio 4.-</text:span><text:span text:style-name="T2"> </text:span><text:span text:style-name="T1">Muestra todos los nombres de los pokemon ordenados alfabéticamente.</text:span><text:line-break/><text:line-break/><text:span text:style-name="T5">Ejercicio 5.- </text:span><text:span text:style-name="T1">Muestra todos los nombres y edad de los pokemon ordenados de mayor a menor.</text:span><text:line-break/><text:line-break/><text:span text:style-name="T5">Ejercicio 6.- </text:span><text:span text:style-name="T1">Muestra el número de pokemons en total en la tabla POKEMON.</text:span><text:line-break/><text:line-break/><text:span text:style-name="T5">Ejercicio 7.- </text:span><text:span text:style-name="T1">Muestra la media de edad de los pokemon.</text:span><text:line-break/><text:line-break/><text:span text:style-name="T5">Ejercicio 8.- </text:span><text:span text:style-name="T1">Muestra la edad del pokemon con mayor edad de la tabla POKEMON.</text:span><text:line-break/><text:line-break/><text:span text:style-name="T5">Ejercicio 9.- </text:span><text:span text:style-name="T1">Muestra la altura del pokemon más pequeño de la tabla POKEMON.</text:span><text:line-break/><text:line-break/><text:span text:style-name="T7">Ejercicio 10.- </text:span><text:span text:style-name="T4">Muestra el tipo y nombre de los pokemon, ordenados alfabéticamente por el tipo y nombre de estos.</text:span></text:p>
      <text:p text:style-name="P5"/>
      <text:p text:style-name="P4"><text:span text:style-name="T5">Ejercicio </text:span><text:span text:style-name="T6">1</text:span><text:span text:style-name="T7">1</text:span><text:span text:style-name="T5">.- </text:span><text:span text:style-name="T2">Muestra</text:span><text:span text:style-name="T3"> los 3 pokemon de más edad, ordenador de mayor a menor.</text:span></text:p>
      <text:p text:style-name="P6"/>
      <text:p text:style-name="P7">Ejercicio 12.- <text:span text:style-name="T1">Muestra los datos del pokemon más mayor de la tabla POKEMON.</text:span></text:p>
      <text:p text:style-name="P7"/>
      <text:p text:style-name="P7">Ejercicio 13.- <text:span text:style-name="T1">Muestra los distintos tipos de Tipo de pokemon que existen en la tabla POKEMON sin que se repitan en el resultado.</text:span></text:p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15:59:19.818000000</meta:creation-date>
    <dc:date>2023-01-31T13:23:09.223000000</dc:date>
    <meta:editing-duration>PT31M5S</meta:editing-duration>
    <meta:editing-cycles>4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7" meta:word-count="257" meta:character-count="1709" meta:non-whitespace-character-count="1415"/>
  </office:meta>
</office:document-meta>
</file>